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C40000ED4C0000958DBD07D370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">
      <style:paragraph-properties fo:text-align="justify" style:justify-single-word="false"/>
    </style:style>
    <style:style style:name="P4" style:family="paragraph" style:parent-style-name="Standard" style:list-style-name="L6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20pt" style:font-size-asian="120pt" style:font-size-complex="120pt"/>
    </style:style>
    <style:style style:name="P6" style:family="paragraph" style:parent-style-name="Standard">
      <style:paragraph-properties fo:text-align="justify" style:justify-single-word="false"/>
      <style:text-properties fo:language="none" fo:country="none" style:language-asian="none" style:country-asian="none"/>
    </style:style>
    <style:style style:name="P7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8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 style:list-style-name="L7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3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15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16" style:family="paragraph" style:parent-style-name="Standard" style:list-style-name="L3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17" style:family="paragraph" style:parent-style-name="Standard" style:list-style-name="L4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18" style:family="paragraph" style:parent-style-name="Standard" style:list-style-name="L8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weight="bold" style:font-weight-asian="bold"/>
    </style:style>
    <style:style style:name="P21" style:family="paragraph" style:parent-style-name="Standard" style:list-style-name="L5">
      <style:paragraph-properties fo:margin-left="2.54cm" fo:margin-right="0cm" fo:text-align="justify" style:justify-single-word="false" fo:text-indent="0cm" style:auto-text-indent="false"/>
      <style:text-properties fo:font-weight="bold" style:font-weight-asian="bold"/>
    </style:style>
    <style:style style:name="P22" style:family="paragraph" style:parent-style-name="Standard" style:list-style-name="L9">
      <style:paragraph-properties fo:margin-left="2.54cm" fo:margin-right="0cm" fo:text-align="justify" style:justify-single-word="false" fo:text-indent="0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3.81cm" fo:margin-right="0cm" fo:text-align="justify" style:justify-single-word="false" fo:text-indent="0cm" style:auto-text-indent="false"/>
    </style:style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9" style:family="paragraph" style:parent-style-name="Standard" style:master-page-name="Convert_20_1">
      <style:paragraph-properties fo:text-align="center" style:justify-single-word="false" style:page-number="auto"/>
    </style:style>
    <style:style style:name="P30" style:family="paragraph" style:parent-style-name="Header">
      <style:paragraph-properties fo:text-align="center" style:justify-single-word="false"/>
    </style:style>
    <style:style style:name="P31" style:family="paragraph" style:parent-style-name="Header">
      <style:text-properties fo:font-size="10pt" style:font-size-asian="10pt" style:font-size-complex="10pt"/>
    </style:style>
    <style:style style:name="T1" style:family="text">
      <style:text-properties fo:font-size="120pt" style:font-size-asian="120pt" style:font-size-complex="120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c0c0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6"><draw:frame draw:style-name="fr1" draw:name="Frame1" text:anchor-type="char" svg:x="11.735cm" svg:y="-0.817cm" svg:width="3.835cm" svg:height="4.787cm" draw:z-index="0"><draw:text-box><text:p text:style-name="P5">4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Software Requirement Specification (SRS)</text:p>
      <text:p text:style-name="P7"/>
      <text:p text:style-name="P7"/>
      <text:p text:style-name="P7"/>
      <text:p text:style-name="P7"><draw:frame draw:style-name="fr2" draw:name="graphics1" text:anchor-type="as-char" svg:width="7.008cm" svg:height="4.621cm" draw:z-index="1"><draw:image xlink:href="Pictures/200000C40000ED4C0000958DBD07D370.wmf" xlink:type="simple" xlink:show="embed" xlink:actuate="onLoad"/></draw:frame></text:p>
      <text:p text:style-name="P29"/>
      <text:p text:style-name="P2"/>
      <text:p text:style-name="P11">Online Code Editor with Live Preview</text:p>
      <text:p text:style-name="P11"/>
      <text:list xml:id="list168211059186689840" text:style-name="L7">
        <text:list-item>
          <text:p text:style-name="P10">Introduction</text:p>
          <text:p text:style-name="P10"/>
        </text:list-item>
      </text:list>
      <text:p text:style-name="P14">1.1 Purpose</text:p>
      <text:p text:style-name="P14"/>
      <text:p text:style-name="P12">The purpose of the project is to provide a collaborative and real-time coding environment for users. The project aims to offer a platform where developers, coding enthusiasts, and students can write, edit, and execute code seamlessly.</text:p>
      <text:p text:style-name="P12"/>
      <text:list xml:id="list1724713026600181281" text:style-name="L1">
        <text:list-item>
          <text:list>
            <text:list-item>
              <text:p text:style-name="P15">Scope</text:p>
              <text:p text:style-name="P15"/>
            </text:list-item>
          </text:list>
        </text:list-item>
      </text:list>
      <text:p text:style-name="P12">The Code Editor <text:s/>will include features such as code editing, user registration, live preview, theme Customization, project Management and version Control, dashboard Overview. </text:p>
      <text:p text:style-name="P12"/>
      <text:p text:style-name="P14">1.3 Definitions, Acronyms, and Abbreviations</text:p>
      <text:p text:style-name="P12">SRS: Software Requirements Specification</text:p>
      <text:p text:style-name="P12">UI: User Interface</text:p>
      <text:p text:style-name="P12">API: Application Programming Interface</text:p>
      <text:p text:style-name="P12"/>
      <text:p text:style-name="P9">2. Overall Description</text:p>
      <text:list xml:id="list4162490051579171697" text:style-name="L2">
        <text:list-item>
          <text:list>
            <text:list-item>
              <text:p text:style-name="P13"><text:span text:style-name="T2">Product Perspective</text:span></text:p>
              <text:p text:style-name="P13"><text:span text:style-name="T2"/></text:p>
            </text:list-item>
          </text:list>
        </text:list-item>
      </text:list>
      <text:p text:style-name="P12">The Online Code Editor with Live Preview <text:s/>project positions itself as a collaborative coding platform, seamlessly integrating with the web development ecosystem. Leveraging the CodeMirror library, it offers an intuitive and responsive user experience, fostering learning, experimentation, and real-time collaboration. The project aims to contribute to the web developer community by providing a dynamic and supportive coding environment.</text:p>
      <text:p text:style-name="P12"/>
      <text:list xml:id="list661448697070833219" text:style-name="L3">
        <text:list-item>
          <text:list>
            <text:list-item>
              <text:p text:style-name="P16">Product Features</text:p>
              <text:p text:style-name="P16"/>
            </text:list-item>
          </text:list>
        </text:list-item>
      </text:list>
      <text:list xml:id="list6179812689469908994" text:style-name="WW8Num1">
        <text:list-item>
          <text:list>
            <text:list-item>
              <text:p text:style-name="P3">Code Editing </text:p>
            </text:list-item>
            <text:list-item>
              <text:p text:style-name="P3">Live Preview</text:p>
            </text:list-item>
            <text:list-item>
              <text:p text:style-name="P3">Collaborative Coding </text:p>
            </text:list-item>
            <text:list-item>
              <text:p text:style-name="P3">Theme Customization<text:tab/></text:p>
            </text:list-item>
            <text:list-item>
              <text:p text:style-name="P3">Project Management</text:p>
            </text:list-item>
            <text:list-item>
              <text:p text:style-name="P3">Dashboard Overview </text:p>
              <text:p text:style-name="P3"/>
            </text:list-item>
          </text:list>
        </text:list-item>
      </text:list>
      <text:p text:style-name="P19"/>
      <text:list xml:id="list6231020442748363446" text:style-name="L4">
        <text:list-item>
          <text:list>
            <text:list-item>
              <text:p text:style-name="P17">User Classes and Characteristics</text:p>
            </text:list-item>
          </text:list>
        </text:list-item>
      </text:list>
      <text:p text:style-name="P12"><text:span text:style-name="T3"/></text:p>
      <text:p text:style-name="P12"><text:span text:style-name="T3">Developers : Actively engage in coding, collaborative projects, and use advanced code editing features</text:span></text:p>
      <text:p text:style-name="P12"><text:span text:style-name="T3"/></text:p>
      <text:p text:style-name="P12"><text:span text:style-name="T3">Students :</text:span> <text:s/>Utilize the platform for educational purposes, experimenting with code, and collaborating on assignments.</text:p>
      <text:p text:style-name="P12"/>
      <text:p text:style-name="P12"><text:span text:style-name="T3">Code Reviewers :</text:span> Utilize collaboration and version control features for code review sessions.</text:p>
      <text:p text:style-name="P12"><text:soft-page-break/></text:p>
      <text:p text:style-name="P12">Educators and Instructors : Leverage the platform for teaching coding concepts, conducting collaborative coding sessions, and assessing student work .</text:p>
      <text:p text:style-name="P12"/>
      <text:p text:style-name="P12"/>
      <text:p text:style-name="P9">3. Specific Requirements</text:p>
      <text:p text:style-name="P14">3.1 External Interface Requirements</text:p>
      <text:list xml:id="list6286963572046307845" text:style-name="L5">
        <text:list-item>
          <text:list>
            <text:list-item>
              <text:list>
                <text:list-item>
                  <text:p text:style-name="P21">User Interfaces</text:p>
                  <text:p text:style-name="P21"/>
                </text:list-item>
              </text:list>
            </text:list-item>
          </text:list>
        </text:list-item>
      </text:list>
      <text:list xml:id="list2891844418540124972" text:style-name="L6">
        <text:list-item>
          <text:p text:style-name="P4">Intuitive and Responsive: Ensuring a user-friendly experience.</text:p>
        </text:list-item>
        <text:list-item>
          <text:p text:style-name="P4">Accessible Across Devices: Fully responsive across various devices and screen sizes.</text:p>
        </text:list-item>
        <text:list-item>
          <text:p text:style-name="P4">Menu-Based Navigation: Users can navigate through the website using an intuitive menu-based navigation system.</text:p>
        </text:list-item>
      </text:list>
      <text:p text:style-name="P20"/>
      <text:p text:style-name="P20">3.1.2 Hardware Interfaces</text:p>
      <text:p text:style-name="P19">The system shall be hosted on dedicated servers with the following minimum specifications:</text:p>
      <text:p text:style-name="P19"/>
      <text:p text:style-name="P25">Processor: Intel i5 or Amd Ryzen 5 Equivalent </text:p>
      <text:p text:style-name="P25">RAM: 16 GB DDR4</text:p>
      <text:p text:style-name="P25">Storage: 512 GB SSD</text:p>
      <text:p text:style-name="P25">Network Interface: Gigabit Ethernet</text:p>
      <text:p text:style-name="P25"/>
      <text:p text:style-name="P25">The servers must be capable of supporting the required software stack, including the web server, database server, and application runtime environment.</text:p>
      <text:p text:style-name="P19"/>
      <text:p text:style-name="P19">The system shall be accessible from client devices, including desktop computers, laptops, tablets, and smart phones.</text:p>
      <text:p text:style-name="P19"/>
      <text:p text:style-name="P20">3.1.3 Software Interfaces</text:p>
      <text:p text:style-name="P19"><text:s/>The system utilizes JavaScript CodeMirror library . The application shall be accessible via standard web browsers such as Google Chrome, Mozilla Firefox, and Safari.</text:p>
      <text:p text:style-name="P19"/>
      <text:list xml:id="list9025537969672685376" text:style-name="L8">
        <text:list-item>
          <text:list>
            <text:list-item>
              <text:p text:style-name="P18">Functional Requirements</text:p>
              <text:p text:style-name="P18"/>
            </text:list-item>
          </text:list>
        </text:list-item>
      </text:list>
      <text:p text:style-name="P20">3.2.1 Code Editor Management:</text:p>
      <text:p text:style-name="P19">Creating New Code Snippets:</text:p>
      <text:p text:style-name="P19"/>
      <text:p text:style-name="P19"><text:tab/>Users shall create new code snippets, specifying language, title, and collaborators .</text:p>
      <text:p text:style-name="P19"/>
      <text:p text:style-name="P19">Editing Code Snippets:</text:p>
      <text:p text:style-name="P19"/>
      <text:p text:style-name="P19"><text:tab/>Users shall be able to edit existing code snippets, modifying code content, title, and collaborators.</text:p>
      <text:p text:style-name="P19"/>
      <text:p text:style-name="P19"/>
      <text:p text:style-name="P19"/>
      <text:p text:style-name="P19"><text:soft-page-break/>Deleting Code Snippets:</text:p>
      <text:p text:style-name="P19"/>
      <text:p text:style-name="P19"><text:tab/>Users shall have the ability to delete their code snippets.</text:p>
      <text:p text:style-name="P19"/>
      <text:list xml:id="list6868213941346762814" text:style-name="L9">
        <text:list-item>
          <text:list>
            <text:list-item>
              <text:list>
                <text:list-item>
                  <text:p text:style-name="P22">Collaboration Management :</text:p>
                </text:list-item>
              </text:list>
            </text:list-item>
          </text:list>
        </text:list-item>
      </text:list>
      <text:p text:style-name="P19"/>
      <text:p text:style-name="P19">Collaborative Coding:</text:p>
      <text:p text:style-name="P19"><text:tab/></text:p>
      <text:p text:style-name="P19"><text:tab/>Users can collaborate on the same code snippet.</text:p>
      <text:p text:style-name="P19"/>
      <text:p text:style-name="P19">Version Control:</text:p>
      <text:p text:style-name="P27"><text:tab/><text:tab/><text:tab/></text:p>
      <text:p text:style-name="P27"><text:tab/><text:tab/><text:tab/>The system shall automatically track code changes in collaborative projects.</text:p>
      <text:p text:style-name="P19"><text:span text:style-name="T2"/></text:p>
      <text:p text:style-name="P19"/>
      <text:p text:style-name="P14">3.3 Non-Functional Requirements</text:p>
      <text:p text:style-name="P19"><text:span text:style-name="T2">3.3.1 Performance:</text:span></text:p>
      <text:p text:style-name="P19"><text:span text:style-name="T2"/></text:p>
      <text:p text:style-name="P24">Responsiveness:</text:p>
      <text:p text:style-name="P24"><text:tab/>The code editor shall respond to user interactions (e.g., typing, editing) in real-time.</text:p>
      <text:p text:style-name="P24"/>
      <text:p text:style-name="P24">Concurrent User Load:</text:p>
      <text:p text:style-name="P24"/>
      <text:p text:style-name="P24"><text:tab/>The system shall handle a concurrent user load of up to 500 users without significant performance degradation.</text:p>
      <text:p text:style-name="P24"/>
      <text:p text:style-name="P23">3.3.2 Security:</text:p>
      <text:p text:style-name="P24"/>
      <text:p text:style-name="P24">Code Security:</text:p>
      <text:p text:style-name="P28"><text:tab/><text:tab/><text:tab/>Implement secure code storage and access controls to protect the integrity of <text:tab/><text:tab/>users' code snippets.</text:p>
      <text:p text:style-name="P28"/>
      <text:p text:style-name="P24">HTTPS Encryption:</text:p>
      <text:p text:style-name="P24"/>
      <text:p text:style-name="P24"><text:tab/>Utilize HTTPS encryption to ensure secure communication between the client and the serve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color="#000000"/>
    </style:style>
    <style:style style:name="Title_20_3" style:display-name="Title 3" style:family="paragraph" style:parent-style-name="Standard" style:list-style-name="WW8Num2">
      <style:text-properties fo:font-weight="bold" style:font-weight-asian="bold" style:font-weight-complex="bold"/>
    </style:style>
    <style:style style:name="Title_20_2" style:display-name="Title 2" style:family="paragraph" style:parent-style-name="Heading_20_2" style:default-outline-level="2">
      <style:paragraph-properties fo:margin-top="0cm" fo:margin-bottom="0cm"/>
      <style:text-properties style:font-name="Times New Roman" fo:font-size="12pt" fo:font-style="normal" style:font-size-asian="12pt" style:font-style-asian="normal" style:font-name-complex="Times New Roman" style:font-size-complex="12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language="en" fo:country="GB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style:font-name="Symbol" style:font-name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style:font-name-complex="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3z0" style:num-prefix="2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2" text:style-name="WW8Num3z0" style:num-prefix="2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2.3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2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032cm" fo:margin-left="2.251cm" fo:margin-right="1.4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Lab Manual (18B17CI672)</text:span></text:p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CS 413: Lab Manual</dc:title>
    <meta:initial-creator>ashayeb</meta:initial-creator>
    <meta:creation-date>2006-02-28T11:20:00</meta:creation-date>
    <dc:creator>temp TEMP</dc:creator>
    <dc:date>2024-02-05T12:51:48.25</dc:date>
    <meta:print-date>2016-09-30T13:20:00</meta:print-date>
    <meta:editing-cycles>187</meta:editing-cycles>
    <meta:editing-duration>P1DT5H52M</meta:editing-duration>
    <meta:document-statistic meta:table-count="0" meta:image-count="1" meta:object-count="0" meta:page-count="4" meta:paragraph-count="71" meta:word-count="544" meta:character-count="3932"/>
    <meta:generator>OpenOffice/4.0.1$Win32 OpenOffice.org_project/401m5$Build-9714</meta:generator>
  </office:meta>
</office:document-meta>
</file>